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4.16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500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5" style:family="table-cell" style:parent-style-name="Default">
      <style:text-properties fo:font-size="12pt" style:font-name-asian="Noto Sans CJK SC Regular" style:font-size-asian="12pt" style:language-asian="hi" style:country-asian="IN" style:font-name-complex="Free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terature: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imary: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Foster, Wilson</text:p>
          </table:table-cell>
          <table:table-cell office:value-type="float" office:value="2006" calcext:value-type="float">
            <text:p>2006</text:p>
          </table:table-cell>
          <table:table-cell table:style-name="ce4" office:value-type="string" calcext:value-type="string">
            <text:p>Reverse replay of behavioural sequences in hippocampal place cells during the awake sta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ster</text:p>
          </table:table-cell>
          <table:table-cell office:value-type="float" office:value="2017" calcext:value-type="float">
            <text:p>2017</text:p>
          </table:table-cell>
          <table:table-cell table:style-name="ce5" office:value-type="string" calcext:value-type="string">
            <text:p>Replay comes of 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verall review</text:p>
          </table:table-cell>
        </table:table-row>
        <table:table-row table:style-name="ro1">
          <table:table-cell office:value-type="string" calcext:value-type="string">
            <text:p>Buhry, Azizi, Cheng </text:p>
          </table:table-cell>
          <table:table-cell office:value-type="float" office:value="2011" calcext:value-type="float">
            <text:p>2011</text:p>
          </table:table-cell>
          <table:table-cell table:style-name="ce5" office:value-type="string" calcext:value-type="string">
            <text:p>Reactivation, Replay, and Preplay: How It Might All Fit Toge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, Wilson</text:p>
          </table:table-cell>
          <table:table-cell office:value-type="float" office:value="2002" calcext:value-type="float">
            <text:p>2002</text:p>
          </table:table-cell>
          <table:table-cell table:style-name="ce5" office:value-type="string" calcext:value-type="string">
            <text:p>Memory of Sequential Experience in the Hippocampus during Slow Wave 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nkov, Kempter</text:p>
          </table:table-cell>
          <table:table-cell office:value-type="float" office:value="2017" calcext:value-type="float">
            <text:p>2017</text:p>
          </table:table-cell>
          <table:table-cell table:style-name="ce5" office:value-type="string" calcext:value-type="string">
            <text:p>Memory replay in balanced recurrent net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, Frank</text:p>
          </table:table-cell>
          <table:table-cell office:value-type="float" office:value="2011" calcext:value-type="float">
            <text:p>2011</text:p>
          </table:table-cell>
          <table:table-cell table:style-name="ce5" office:value-type="string" calcext:value-type="string">
            <text:p>Hippocampal replay in the awake state: a potential substrate for memory consolidation and retrie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ba &amp; Buzsak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rward and reverse hippocampal place-cell sequences during rip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sson, Fran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wake replay of remote experiences in the hippoca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pta, Redi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ippocampal Replay Is Not a Simple Function of Experience</text:p>
          </table:table-cell>
          <table:table-cell/>
          <table:table-cell office:value-type="string" calcext:value-type="string">
            <text:p>replay in different environments</text:p>
          </table:table-cell>
        </table:table-row>
        <table:table-row table:style-name="ro2">
          <table:table-cell table:style-name="Default" office:value-type="string" calcext:value-type="string">
            <text:p>Davidson, Wils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ippocampal Replay of Extended Experienc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Jadhav, Fran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wake Hippocampal Sharp-Wave Ripples Support Spatial Memory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omani, Tsody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ort-term plasticity based network model of place cells dynamics</text:p>
          </table:table-cell>
          <table:table-cell/>
          <table:table-cell office:value-type="string" calcext:value-type="string">
            <text:p>model of how stp can yield forward &amp; reverse replay</text:p>
          </table:table-cell>
        </table:table-row>
        <table:table-row table:style-name="ro2">
          <table:table-cell table:style-name="Default" office:value-type="string" calcext:value-type="string">
            <text:p>Redi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icarious trial and erro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Johnson, Redi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ural Ensembles in CA3 Transiently Encode Paths Forward of the Animal at a Decision Point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econdary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e, Fost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verse Replay of Hippocampal Place Cells Is Uniquely Modulated by Changing Re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livan, Czicsvari, Buzsak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lationships between Hippocampal Sharp Waves, Ripples, and Fast Gamma Oscillation: Influence ofDentate and Entorhinal Cortical 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, Fost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ippocampal Replay Captures the Unique Topological Structure of a Novel Enviro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afsdottir, Bar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sk Demands Predict a Dynamic Switch in the Content of Awake Hippocampal Re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afsdottir, Bar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Role of Hippocampal Replay in Memory and Pla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, J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ippocampal awake replay in fear memory retrie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oz-Brown, Cryst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play of Episodic Memories in the 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nner, Hamk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edictive Place-Cell Sequences for Goal-Finding Emerge from Goal Memory and the Cognitive Map: A Computational Model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Dragoi, Tonegaw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eplay of future place cell sequences by hippocampal cellular assemblies</text:p>
          </table:table-cell>
          <table:table-cell/>
          <table:table-cell office:value-type="string" calcext:value-type="string">
            <text:p>reports of preplay</text:p>
          </table:table-cell>
        </table:table-row>
        <table:table-row table:style-name="ro2">
          <table:table-cell table:style-name="Default" office:value-type="string" calcext:value-type="string">
            <text:p>Dragoi, Tonegaw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stinct preplay of multiple novel spatial experiences in the rat</text:p>
          </table:table-cell>
          <table:table-cell/>
          <table:table-cell office:value-type="string" calcext:value-type="string">
            <text:p>reports of preplay</text:p>
          </table:table-cell>
        </table:table-row>
        <table:table-row table:style-name="ro2">
          <table:table-cell table:style-name="ce3" office:value-type="string" calcext:value-type="string">
            <text:p>Dragoi, Tonegaw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lection of preconfigured cell assemblies for representation of novel spatial experiences</text:p>
          </table:table-cell>
          <table:table-cell/>
          <table:table-cell office:value-type="string" calcext:value-type="string">
            <text:p>reports of preplay</text:p>
          </table:table-cell>
        </table:table-row>
        <table:table-row table:style-name="ro2">
          <table:table-cell table:style-name="Default" office:value-type="string" calcext:value-type="string">
            <text:p>Silva, Fost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ajectory events across hippocampal place cells require previous experience</text:p>
          </table:table-cell>
          <table:table-cell/>
          <table:table-cell office:value-type="string" calcext:value-type="string">
            <text:p>critical reassessment of preplay detection → none found!</text:p>
          </table:table-cell>
        </table:table-row>
        <table:table-row table:style-name="ro2">
          <table:table-cell table:style-name="Default" office:value-type="string" calcext:value-type="string">
            <text:p>Klausberger, Somogy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uronal Diversity and The Unity Dynamics : Temporal Circuit Operations of Hippocampal</text:p>
          </table:table-cell>
          <table:table-cell/>
          <table:table-cell office:value-type="string" calcext:value-type="string">
            <text:p>inhibition increased during replay</text:p>
          </table:table-cell>
        </table:table-row>
        <table:table-row table:style-name="ro2">
          <table:table-cell table:style-name="Default" office:value-type="string" calcext:value-type="string">
            <text:p>Schwindel &amp; McNaughton</text:p>
          </table:table-cell>
          <table:table-cell table:style-name="ce3" office:value-type="float" office:value="2011" calcext:value-type="float">
            <text:p>2011</text:p>
          </table:table-cell>
          <table:table-cell office:value-type="string" calcext:value-type="string">
            <text:p>Hippocampal-cortical interactions and the dynamics of memory trace reactivation</text:p>
          </table:table-cell>
          <table:table-cell/>
          <table:table-cell office:value-type="string" calcext:value-type="string">
            <text:p>prediction: replay should slow down with learning</text:p>
          </table:table-cell>
        </table:table-row>
        <table:table-row table:style-name="ro2">
          <table:table-cell table:style-name="Default" office:value-type="string" calcext:value-type="string">
            <text:p>Pfeiffer, Foster</text:p>
          </table:table-cell>
          <table:table-cell table:style-name="ce3" office:value-type="float" office:value="2013" calcext:value-type="float">
            <text:p>2013</text:p>
          </table:table-cell>
          <table:table-cell office:value-type="string" calcext:value-type="string">
            <text:p>Hippocampal place-cell sequences depict future paths to remembered goal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feiffer, Foster</text:p>
          </table:table-cell>
          <table:table-cell table:style-name="ce3" office:value-type="float" office:value="2015" calcext:value-type="float">
            <text:p>2015</text:p>
          </table:table-cell>
          <table:table-cell office:value-type="string" calcext:value-type="string">
            <text:p>Autoassociative dynamics in the generation of sequences of hippocampal place cell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Feng, Foster</text:p>
          </table:table-cell>
          <table:table-cell table:style-name="ce3" office:value-type="float" office:value="2015" calcext:value-type="float">
            <text:p>2015</text:p>
          </table:table-cell>
          <table:table-cell office:value-type="string" calcext:value-type="string">
            <text:p>Dissociation between the Experience-Dependent Development of Hippocampal Theta Sequences and Single-Trial Phase Precession</text:p>
          </table:table-cell>
          <table:table-cell/>
          <table:table-cell office:value-type="string" calcext:value-type="string">
            <text:p>replay slows down with learning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order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(Csicsvari et al. 2007, Davidson et al. 2009, Diba &amp; Buzsaki 2007, Foster &amp; Wilson 2006, Gupta et al. 2010, Karlsson &amp; Frank 2009)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 style:data-style-name="N2" text:time-value="16:26:10.000673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3:49:50.427774037</meta:creation-date>
    <dc:date>2018-07-01T14:52:50.710440299</dc:date>
    <meta:editing-duration>P1DT13H40M29S</meta:editing-duration>
    <meta:editing-cycles>9</meta:editing-cycles>
    <meta:generator>LibreOffice/5.1.6.2$Linux_X86_64 LibreOffice_project/10m0$Build-2</meta:generator>
    <meta:document-statistic meta:table-count="1" meta:cell-count="112" meta:object-count="0"/>
  </office:meta>
</office:document-meta>
</file>